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Kumbh Sans" svg:font-family="'Kumbh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4" style:family="table">
      <style:table-properties style:width="15.921cm" style:rel-width="100%" fo:margin-left="-0.191cm" fo:margin-top="0cm" fo:margin-bottom="0cm" table:align="left" style:writing-mode="lr-tb"/>
    </style:style>
    <style:style style:name="Tabela4.A" style:family="table-column">
      <style:table-column-properties style:column-width="3.981cm" style:rel-column-width="16383*"/>
    </style:style>
    <style:style style:name="Tabela4.C" style:family="table-column">
      <style:table-column-properties style:column-width="3.981cm" style:rel-column-width="16385*"/>
    </style:style>
    <style:style style:name="Tabela4.D" style:family="table-column">
      <style:table-column-properties style:column-width="3.979cm" style:rel-column-width="16381*"/>
    </style:style>
    <style:style style:name="Tabela4.1" style:family="table-row">
      <style:table-row-properties style:min-row-height="0.997cm" fo:keep-together="auto"/>
    </style:style>
    <style:style style:name="Tabela4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4.2" style:family="table-row">
      <style:table-row-properties style:min-row-height="0.898cm" fo:keep-together="auto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0.5pt solid #b2a1c7" fo:border-bottom="0.5pt solid #8064a2"/>
    </style:style>
    <style:style style:name="Tabela4.B2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0.5pt solid #b2a1c7" fo:border-bottom="0.5pt solid #8064a2"/>
    </style:style>
    <style:style style:name="Tabela4.C2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0.5pt solid #b2a1c7" fo:border-bottom="0.5pt solid #8064a2"/>
    </style:style>
    <style:style style:name="Tabela4.D2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0.5pt solid #b2a1c7" fo:border-bottom="0.5pt solid #8064a2"/>
    </style:style>
    <style:style style:name="Tabela4.A3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none" fo:border-bottom="0.5pt solid #8064a2"/>
    </style:style>
    <style:style style:name="Tabela4.B3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none" fo:border-bottom="0.5pt solid #8064a2"/>
    </style:style>
    <style:style style:name="Tabela4.C3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none" fo:border-bottom="0.5pt solid #8064a2"/>
    </style:style>
    <style:style style:name="Tabela4.D3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none" fo:border-bottom="0.5pt solid #8064a2"/>
    </style:style>
    <style:style style:name="Tabela4.A4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none" fo:border-bottom="0.5pt solid #b2a1c7"/>
    </style:style>
    <style:style style:name="Tabela4.B4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none" fo:border-bottom="0.5pt solid #b2a1c7"/>
    </style:style>
    <style:style style:name="Tabela4.C4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none" fo:border-bottom="0.5pt solid #b2a1c7"/>
    </style:style>
    <style:style style:name="Tabela4.D4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none" fo:border-bottom="0.5pt solid #b2a1c7"/>
    </style:style>
    <style:style style:name="Tabela1" style:family="table">
      <style:table-properties style:width="15.921cm" style:rel-width="100%" fo:margin-left="-0.191cm" fo:margin-top="0cm" fo:margin-bottom="0cm" table:align="left" style:writing-mode="lr-tb"/>
    </style:style>
    <style:style style:name="Tabela1.A" style:family="table-column">
      <style:table-column-properties style:column-width="5.696cm" style:rel-column-width="3229*"/>
    </style:style>
    <style:style style:name="Tabela1.B" style:family="table-column">
      <style:table-column-properties style:column-width="3.519cm" style:rel-column-width="1995*"/>
    </style:style>
    <style:style style:name="Tabela1.C" style:family="table-column">
      <style:table-column-properties style:column-width="6.706cm" style:rel-column-width="3802*"/>
    </style:style>
    <style:style style:name="Tabela1.1" style:family="table-row">
      <style:table-row-properties style:min-row-height="0.997cm" fo:keep-together="auto"/>
    </style:style>
    <style:style style:name="Tabela1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1.2" style:family="table-row">
      <style:table-row-properties style:min-row-height="0.898cm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0.5pt solid #b2a1c7" fo:border-bottom="0.5pt solid #8064a2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0.5pt solid #b2a1c7" fo:border-bottom="0.5pt solid #8064a2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b2a1c7" fo:border-right="0.5pt solid #b2a1c7" fo:border-top="0.5pt solid #b2a1c7" fo:border-bottom="0.5pt solid #8064a2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fo:color="#5f497a" style:font-name="Kumbh Sans" fo:font-size="14pt" style:text-underline-style="none" fo:font-weight="bold" officeooo:rsid="0008cd7d" officeooo:paragraph-rsid="0008cd7d" style:font-size-asian="14pt" style:font-weight-asian="bold" style:font-size-complex="14pt" style:font-weight-complex="bold"/>
    </style:style>
    <style:style style:name="P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5f497a" style:font-name="Kumbh Sans" fo:font-size="20pt" style:font-size-asian="20pt" style:font-name-complex="Arial" style:font-size-complex="20pt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color="#5f497a" style:font-name="Kumbh Sans" fo:font-size="14pt" style:font-size-asian="14pt" style:font-name-complex="Arial" style:font-size-complex="14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color="#5f497a" style:font-name="Kumbh Sans" fo:font-size="14pt" officeooo:paragraph-rsid="0008cd7d" style:font-size-asian="14pt" style:font-name-complex="Arial" style:font-size-complex="14pt"/>
    </style:style>
    <style:style style:name="P6" style:family="paragraph" style:parent-style-name="Comments">
      <style:text-properties fo:color="#000000" style:font-name="Kumbh Sans" fo:font-size="11pt" style:font-size-asian="11pt" style:font-size-complex="11pt"/>
    </style:style>
    <style:style style:name="P7" style:family="paragraph" style:parent-style-name="Heading_20_1">
      <style:text-properties fo:color="#5f497a" style:font-name="Kumbh Sans" style:text-underline-style="none"/>
    </style:style>
    <style:style style:name="P8" style:family="paragraph" style:parent-style-name="Heading_20_1" style:list-style-name="WWNum35">
      <style:text-properties fo:color="#5f497a" style:font-name="Kumbh Sans" style:text-underline-style="none"/>
    </style:style>
    <style:style style:name="P9" style:family="paragraph" style:parent-style-name="Heading_20_1" style:list-style-name="WWNum38">
      <style:text-properties fo:color="#5f497a" style:font-name="Kumbh Sans" style:text-underline-style="none"/>
    </style:style>
    <style:style style:name="P10" style:family="paragraph" style:parent-style-name="Heading_20_1" style:list-style-name="WWNum37"/>
    <style:style style:name="P11" style:family="paragraph" style:parent-style-name="List_20_Paragraph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color="#5f497a" style:font-name="Kumbh Sans" fo:font-size="20pt" fo:font-weight="bold" style:font-size-asian="20pt" style:font-weight-asian="bold" style:font-name-complex="Arial" style:font-size-complex="20pt" style:font-weight-complex="bold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5f497a" style:font-name="Kumbh Sans" fo:font-size="20pt" style:font-size-asian="20pt" style:font-name-complex="Arial" style:font-size-complex="20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color="#000000" style:font-name="Kumbh Sans"/>
    </style:style>
    <style:style style:name="P14" style:family="paragraph" style:parent-style-name="Standard">
      <style:text-properties style:font-name="Kumbh Sans"/>
    </style:style>
    <style:style style:name="P15" style:family="paragraph" style:parent-style-name="Standard">
      <style:text-properties fo:color="#5f497a" style:font-name="Kumbh Sans" style:text-underline-style="none"/>
    </style:style>
    <style:style style:name="P16" style:family="paragraph" style:parent-style-name="Standard">
      <style:text-properties officeooo:rsid="000a6883" officeooo:paragraph-rsid="000a6883"/>
    </style:style>
    <style:style style:name="P17" style:family="paragraph" style:parent-style-name="Standard" style:list-style-name="L1">
      <style:text-properties officeooo:rsid="000d69c1" officeooo:paragraph-rsid="000d69c1"/>
    </style:style>
    <style:style style:name="P18" style:family="paragraph" style:parent-style-name="Standard">
      <style:text-properties officeooo:rsid="000d69c1" officeooo:paragraph-rsid="000d69c1"/>
    </style:style>
    <style:style style:name="P19" style:family="paragraph" style:parent-style-name="Standard">
      <style:text-properties officeooo:rsid="000d69c1" officeooo:paragraph-rsid="000e5fc6"/>
    </style:style>
    <style:style style:name="P20" style:family="paragraph" style:parent-style-name="Standard">
      <style:paragraph-properties fo:line-height="115%" fo:text-align="center" style:justify-single-word="false"/>
      <style:text-properties fo:color="#ffffff" style:font-name="Kumbh Sans" fo:font-weight="normal" officeooo:rsid="000e5fc6" officeooo:paragraph-rsid="000e5fc6" style:font-weight-asian="normal" style:font-name-complex="Arial" style:font-style-complex="italic" style:font-weight-complex="normal"/>
    </style:style>
    <style:style style:name="P21" style:family="paragraph" style:parent-style-name="Standard">
      <style:paragraph-properties fo:line-height="115%"/>
      <style:text-properties fo:font-size="9pt" officeooo:rsid="000e5fc6" officeooo:paragraph-rsid="000e5fc6" style:font-size-asian="9pt" style:font-name-complex="Arial"/>
    </style:style>
    <style:style style:name="P22" style:family="paragraph" style:parent-style-name="Standard">
      <style:paragraph-properties fo:line-height="115%" fo:text-align="center" style:justify-single-word="false"/>
      <style:text-properties style:font-name="Calibri" fo:font-size="9pt" officeooo:rsid="000e5fc6" officeooo:paragraph-rsid="000e5fc6" style:font-size-asian="9pt" style:font-name-complex="Arial"/>
    </style:style>
    <style:style style:name="P23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Calibri" fo:font-size="9pt" officeooo:rsid="000e5fc6" officeooo:paragraph-rsid="000e5fc6" style:font-size-asian="9pt" style:font-name-complex="Arial"/>
    </style:style>
    <style:style style:name="P24" style:family="paragraph" style:parent-style-name="Standard">
      <style:text-properties officeooo:paragraph-rsid="000e5fc6"/>
    </style:style>
    <style:style style:name="P25" style:family="paragraph" style:parent-style-name="Standard">
      <style:paragraph-properties fo:line-height="115%" fo:text-align="center" style:justify-single-word="false"/>
      <style:text-properties fo:color="#000000" style:font-name="Kumbh Sans" fo:font-weight="normal" officeooo:rsid="000e5fc6" officeooo:paragraph-rsid="000e5fc6" style:font-weight-asian="normal" style:font-name-complex="Arial" style:font-style-complex="italic" style:font-weight-complex="normal"/>
    </style:style>
    <style:style style:name="P26" style:family="paragraph" style:parent-style-name="Standard">
      <style:text-properties officeooo:paragraph-rsid="00116366"/>
    </style:style>
    <style:style style:name="P27" style:family="paragraph" style:parent-style-name="Standard">
      <style:text-properties officeooo:rsid="00116366" officeooo:paragraph-rsid="00116366"/>
    </style:style>
    <style:style style:name="T1" style:family="text">
      <style:text-properties fo:color="#5f497a" style:font-name="Kumbh Sans" style:text-underline-style="none"/>
    </style:style>
    <style:style style:name="T2" style:family="text">
      <style:text-properties style:font-name-complex="Arial"/>
    </style:style>
    <style:style style:name="T3" style:family="text">
      <style:text-properties style:font-name="Kumbh Sans"/>
    </style:style>
    <style:style style:name="T4" style:family="text">
      <style:text-properties style:font-name="Kumbh Sans" officeooo:rsid="00090292"/>
    </style:style>
    <style:style style:name="T5" style:family="text">
      <style:text-properties style:font-name="Kumbh Sans" officeooo:rsid="000a6883"/>
    </style:style>
    <style:style style:name="T6" style:family="text">
      <style:text-properties style:font-name="Kumbh Sans" officeooo:rsid="000b79b5"/>
    </style:style>
    <style:style style:name="T7" style:family="text">
      <style:text-properties style:font-name="Kumbh Sans" officeooo:rsid="000e5fc6"/>
    </style:style>
    <style:style style:name="T8" style:family="text">
      <style:text-properties style:font-name="Kumbh Sans" officeooo:rsid="000fee86"/>
    </style:style>
    <style:style style:name="T9" style:family="text">
      <style:text-properties style:font-name="Kumbh Sans" officeooo:rsid="00116366"/>
    </style:style>
    <style:style style:name="T10" style:family="text">
      <style:text-properties fo:color="#000000" style:font-name="Kumbh Sans" fo:font-size="11pt" style:font-size-asian="11pt" style:font-size-complex="11pt"/>
    </style:style>
    <style:style style:name="T11" style:family="text">
      <style:text-properties fo:color="#000000" style:font-name="Kumbh Sans" officeooo:rsid="000a6883" style:font-name-complex="Arial"/>
    </style:style>
    <style:style style:name="T12" style:family="text">
      <style:text-properties fo:color="#000000" style:font-name="Kumbh Sans" officeooo:rsid="0008cd7d" style:font-name-complex="Arial"/>
    </style:style>
    <style:style style:name="T13" style:family="text">
      <style:text-properties fo:color="#000000" style:font-name="Kumbh Sans" officeooo:rsid="00090292" style:font-name-complex="Arial"/>
    </style:style>
    <style:style style:name="T14" style:family="text">
      <style:text-properties fo:color="#000000" style:font-name="Kumbh Sans" officeooo:rsid="00116366" style:font-name-complex="Arial"/>
    </style:style>
    <style:style style:name="T15" style:family="text">
      <style:text-properties fo:color="#0d0d0d" style:font-name="Kumbh Sans" style:font-name-complex="Arial"/>
    </style:style>
    <style:style style:name="T16" style:family="text">
      <style:text-properties fo:color="#0d0d0d" style:font-name="Kumbh Sans" officeooo:rsid="0007b517" style:font-name-complex="Arial"/>
    </style:style>
    <style:style style:name="T17" style:family="text">
      <style:text-properties fo:color="#0d0d0d" style:font-name="Kumbh Sans" officeooo:rsid="00090292" style:font-name-complex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3">Gerenciamento de Custos</text:p>
      <text:p text:style-name="P3"/>
      <text:list xml:id="list851536301" text:style-name="WWNum35">
        <text:list-item>
          <text:h text:style-name="P8" text:outline-level="1"><text:bookmark-start text:name="_Toc353750957"/>Objetivo do Plano de gerenciamento dos custos<text:bookmark-end text:name="_Toc353750957"/></text:h>
        </text:list-item>
      </text:list>
      <text:p text:style-name="Standard"><text:span text:style-name="T2"/></text:p>
      <text:p text:style-name="P27"><text:span text:style-name="T17">F</text:span><text:span text:style-name="T15">oi desenvolvido <text:s/>uma estimativa <text:s/>dos custos e recursos necessários para executar as atividades desse projeto. Os custos utilizados foram a mão de obra e custo de cursos e equipamentos.</text:span></text:p>
      <text:p text:style-name="P4"/>
      <text:list xml:id="list4011652144" text:style-name="WWNum37">
        <text:list-item>
          <text:h text:style-name="P10" text:outline-level="1"><text:bookmark-start text:name="_Toc353750964"/><text:span text:style-name="T1">Estimar os custos</text:span><text:bookmark-end text:name="_Toc353750964"/></text:h>
        </text:list-item>
      </text:list>
      <text:p text:style-name="P16"><text:span text:style-name="T1"/></text:p>
      <text:p text:style-name="Standard"><text:span text:style-name="T4">No início do gerenciamento de custos, <text:s/>foi feito um levantamento preliminar para a aprovação ou não. </text:span><text:span text:style-name="T5">Os orçamentos foram feitos visando na qualidade e custo benefício, onde foram analisados </text:span><text:span text:style-name="T6">todos os requisitos necessários </text:span><text:span text:style-name="T9">e mínimos</text:span><text:span text:style-name="T6">.</text:span></text:p>
      <text:p text:style-name="Standard"><text:span text:style-name="T4"/></text:p>
      <text:list xml:id="list847772707" text:style-name="L1">
        <text:list-item>
          <text:p text:style-name="P17"><text:span text:style-name="T4">P</text:span><text:span text:style-name="T3">lanejamento, </text:span><text:span text:style-name="T7">estimativa </text:span><text:span text:style-name="T8">e controle </text:span><text:span text:style-name="T7">de custos</text:span></text:p>
        </text:list-item>
      </text:list>
      <text:p text:style-name="P19"><text:span text:style-name="T3"><text:tab/></text:span></text:p>
      <table:table table:name="Tabela4" table:style-name="Tabela4">
        <table:table-column table:style-name="Tabela4.A" table:number-columns-repeated="2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0">Descrição do custo</text:p>
          </table:table-cell>
          <table:table-cell table:style-name="Tabela4.A1" office:value-type="string">
            <text:p text:style-name="P20">Valor</text:p>
          </table:table-cell>
          <table:table-cell table:style-name="Tabela4.A1" office:value-type="string">
            <text:p text:style-name="P20">Data do custo</text:p>
          </table:table-cell>
          <table:table-cell table:style-name="Tabela4.A1" office:value-type="string">
            <text:p text:style-name="P20">Observação</text:p>
          </table:table-cell>
        </table:table-row>
        <table:table-row table:style-name="Tabela4.2">
          <table:table-cell table:style-name="Tabela4.A2" office:value-type="string">
            <text:p text:style-name="P22">Contratação da equipe</text:p>
          </table:table-cell>
          <table:table-cell table:style-name="Tabela4.B2" office:value-type="string">
            <text:p text:style-name="P21">R$3.239,28</text:p>
          </table:table-cell>
          <table:table-cell table:style-name="Tabela4.C2" office:value-type="string">
            <text:p text:style-name="P23">01/09/2020</text:p>
          </table:table-cell>
          <table:table-cell table:style-name="Tabela4.D2" office:value-type="string">
            <text:p text:style-name="P22">2 contratados</text:p>
          </table:table-cell>
        </table:table-row>
        <table:table-row table:style-name="Tabela4.2">
          <table:table-cell table:style-name="Tabela4.A3" office:value-type="string">
            <text:p text:style-name="P22">Treinamento da equipe</text:p>
          </table:table-cell>
          <table:table-cell table:style-name="Tabela4.B3" office:value-type="string">
            <text:p text:style-name="P21">R$50,00</text:p>
          </table:table-cell>
          <table:table-cell table:style-name="Tabela4.C3" office:value-type="string">
            <text:p text:style-name="P23">05/09/2020</text:p>
          </table:table-cell>
          <table:table-cell table:style-name="Tabela4.D3" office:value-type="string">
            <text:p text:style-name="P22">2 cursos <text:s text:c="2"/>durante 20 dias.</text:p>
          </table:table-cell>
        </table:table-row>
        <table:table-row table:style-name="Tabela4.2">
          <table:table-cell table:style-name="Tabela4.A4" office:value-type="string">
            <text:p text:style-name="P22">Aquisição de equipamentos</text:p>
          </table:table-cell>
          <table:table-cell table:style-name="Tabela4.B4" office:value-type="string">
            <text:p text:style-name="P21">R$199,00</text:p>
          </table:table-cell>
          <table:table-cell table:style-name="Tabela4.C4" office:value-type="string">
            <text:p text:style-name="P23">15/09/2020</text:p>
          </table:table-cell>
          <table:table-cell table:style-name="Tabela4.D4" office:value-type="string">
            <text:p text:style-name="P22"/>
          </table:table-cell>
        </table:table-row>
      </table:table>
      <text:p text:style-name="P19"><text:span text:style-name="T3"/></text:p>
      <text:p text:style-name="P18"><text:span text:style-name="T3"/></text:p>
      <text:list xml:id="list215334758960615" text:continue-numbering="true" text:style-name="L1">
        <text:list-item>
          <text:p text:style-name="P17"><text:span text:style-name="T3">Controle d</text:span><text:span text:style-name="T8">e p</text:span><text:span text:style-name="T7">razos para a conclusão do projetos</text:span></text:p>
        </text:list-item>
      </text:list>
      <text:p text:style-name="P19"><text:span text:style-name="T7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0">Data prevista para início do projeto</text:p>
          </table:table-cell>
          <table:table-cell table:style-name="Tabela1.A1" office:value-type="string">
            <text:p text:style-name="P20">Data prevista para término do projeto</text:p>
          </table:table-cell>
          <table:table-cell table:style-name="Tabela1.A1" office:value-type="string">
            <text:p text:style-name="P20">Tempo do projeto</text:p>
          </table:table-cell>
        </table:table-row>
        <table:table-row table:style-name="Tabela1.2">
          <table:table-cell table:style-name="Tabela1.A2" office:value-type="string">
            <text:p text:style-name="P25">15/08/20</text:p>
          </table:table-cell>
          <table:table-cell table:style-name="Tabela1.B2" office:value-type="string">
            <text:p text:style-name="P22">23/11/2020</text:p>
          </table:table-cell>
          <table:table-cell table:style-name="Tabela1.C2" office:value-type="string">
            <text:p text:style-name="P23">100 dias</text:p>
          </table:table-cell>
        </table:table-row>
      </table:table>
      <text:p text:style-name="P24"><text:span text:style-name="T4"/></text:p>
      <text:p text:style-name="P14"/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4"/>
      <text:p text:style-name="P4"/>
      <text:list xml:id="list2297566451" text:style-name="WWNum38">
        <text:list-header>
          <text:h text:style-name="P9" text:outline-level="1"/>
        </text:list-header>
      </text:list>
      <text:h text:style-name="P7" text:outline-level="1"/>
      <text:p text:style-name="P15"/>
      <text:list xml:id="list215332746770001" text:continue-numbering="true" text:style-name="WWNum38">
        <text:list-item>
          <text:h text:style-name="P9" text:outline-level="1"><text:bookmark-start text:name="_Toc353750965"/><text:soft-page-break/>Determinar o orçamento<text:bookmark-end text:name="_Toc353750965"/></text:h>
        </text:list-item>
      </text:list>
      <text:p text:style-name="P6"><text:span text:style-name="T10"/></text:p>
      <text:p text:style-name="P26"><text:span text:style-name="T11">O </text:span><text:span text:style-name="T12">total dos custos </text:span><text:span text:style-name="T14">e orçamentos </text:span><text:span text:style-name="T12">calculados eprevisto</text:span><text:span text:style-name="T13">s</text:span><text:span text:style-name="T12"> foram de R$</text:span><text:span text:style-name="T16">3.488,28. </text:span><text:span text:style-name="T17">Onde R$199,00 foram destinados ao SSD para melhor desempenho da máquina utilizada, e R$50,00 em cursos para a equipe se profissionalizar e concluir o projeto. Os cursos foram disponibilizados em uma plataforma para acesso de todos, e as métricas sobre o custo do projeto no valor de R$3.239,28. Sendo assim é a somatória de todos os recursos necessários para a conclusão.</text:span></text:p>
      <text:p text:style-name="P13"/>
      <text:p text:style-name="P13"/>
      <text:p text:style-name="P5"/>
      <text:h text:style-name="P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Kumbh Sans" svg:font-family="'Kumbh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1" style:class="text">
      <style:paragraph-properties fo:margin-top="0.353cm" fo:margin-bottom="0cm" loext:contextual-spacing="false" fo:keep-together="always" fo:keep-with-next="always"/>
      <style:text-properties fo:color="#5f497a" style:font-name="Kumbh Sans" fo:font-family="'Kumbh San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Comments" style:family="paragraph" style:parent-style-name="Descrição" style:auto-update="true" style:default-outline-level="">
      <style:paragraph-properties fo:margin-left="1.249cm" fo:margin-right="0cm" fo:text-indent="0cm" style:auto-text-indent="false"/>
      <style:text-properties style:font-name="Calibri" fo:font-family="Calibri" style:font-family-generic="roman" style:font-pitch="variable" fo:language="pt" fo:country="BR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/>
      <style:text-properties fo:font-size="16pt" style:text-underline-style="none" fo:font-weight="normal" style:font-size-asian="16pt" style:language-asian="pt" style:country-asian="BR" style:font-weight-asian="normal" style:font-size-complex="16pt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3_20_Char" style:display-name="Título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2_20_Char" style:display-name="Título 2 Char" style:family="text" style:parent-style-name="Default_20_Paragraph_20_Font">
      <style:text-properties fo:color="#5f497a" style:font-name="Kumbh Sans" fo:font-family="'Kumbh San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omments_20_Char" style:display-name="Comments Char" style:family="text" style:parent-style-name="Default_20_Paragraph_20_Font">
      <style:text-properties fo:font-size="8pt" style:font-name-asian="Times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Título_20_4_20_Char" style:display-name="Título 4 Char" style:family="text" style:parent-style-name="Default_20_Paragraph_20_Font"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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  <text:p text:style-name="Footer">Trabalho Interdisciplinar de Curso</text:p>
        <text:p text:style-name="Footer">Matéria: Gestão de Projetos</text:p>
        <text:p text:style-name="Footer">Prof.: Carlos Alberto Lucas</text:p>
        <text:p text:style-name="Footer">Centro Municipal Universitário de Franca - UniFACEF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lano de Gerenciamento do cronograma</dc:title>
    <dc:subject>Nome do Projeto</dc:subject>
    <meta:initial-creator>Eduardo Montes, PMP</meta:initial-creator>
    <meta:keyword>Template</meta:keyword>
    <meta:keyword>Gerenciamento</meta:keyword>
    <meta:keyword>de</meta:keyword>
    <meta:keyword>Projetos</meta:keyword>
    <dc:description>http://escritoriodeprojetos.com.br</dc:description>
    <meta:editing-cycles>72</meta:editing-cycles>
    <meta:creation-date>2012-06-25T14:47:00</meta:creation-date>
    <dc:date>2020-11-22T21:53:32.496915876</dc:date>
    <meta:editing-duration>PT10H7M6S</meta:editing-duration>
    <meta:generator>LibreOffice/6.4.2.2$Linux_X86_64 LibreOffice_project/40$Build-2</meta:generator>
    <meta:document-statistic meta:table-count="2" meta:image-count="0" meta:object-count="0" meta:page-count="2" meta:paragraph-count="37" meta:word-count="241" meta:character-count="1532" meta:non-whitespace-character-count="1326"/>
    <meta:user-defined meta:name="AppVersion">16.00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" xlink:href=""/>
  </office:meta>
</office:document-meta>
</file>